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ourier" fo:font-size="11pt" fo:font-style="normal" fo:font-weight="normal" officeooo:rsid="001491ce" officeooo:paragraph-rsid="001491ce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ourier" fo:font-size="11pt" fo:font-style="normal" fo:font-weight="normal" officeooo:rsid="0012b8ee" officeooo:paragraph-rsid="001cc8a0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ourier" fo:font-size="11pt" fo:font-style="normal" fo:font-weight="normal" officeooo:rsid="0017d07b" officeooo:paragraph-rsid="0017d07b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ourier" fo:font-size="11pt" fo:font-style="normal" fo:font-weight="normal" officeooo:rsid="001ae363" officeooo:paragraph-rsid="001ae363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ourier" fo:font-size="11pt" fo:font-style="normal" fo:font-weight="normal" officeooo:rsid="001ae363" officeooo:paragraph-rsid="001ae363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ourier" fo:font-size="11pt" fo:font-style="normal" fo:font-weight="normal" officeooo:rsid="00225998" officeooo:paragraph-rsid="00225998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ourier" fo:font-size="11pt" fo:font-style="normal" fo:font-weight="normal" officeooo:rsid="001cc8a0" officeooo:paragraph-rsid="001cc8a0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ourier" fo:font-size="11pt" fo:font-style="normal" fo:font-weight="normal" officeooo:rsid="0023828f" officeooo:paragraph-rsid="0023828f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Courier" fo:font-size="11pt" fo:font-style="normal" style:text-underline-style="solid" style:text-underline-width="auto" style:text-underline-color="font-color" fo:font-weight="normal" officeooo:rsid="00225998" officeooo:paragraph-rsid="00225998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ourier" fo:font-size="11pt" fo:font-style="normal" style:text-underline-style="solid" style:text-underline-width="auto" style:text-underline-color="font-color" fo:font-weight="normal" officeooo:rsid="001ae363" officeooo:paragraph-rsid="001ae363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ourier" fo:font-size="11pt" fo:font-style="normal" style:text-underline-style="solid" style:text-underline-width="auto" style:text-underline-color="font-color" fo:font-weight="bold" officeooo:rsid="00225998" officeooo:paragraph-rsid="00225998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officeooo:paragraph-rsid="00225998"/>
    </style:style>
    <style:style style:name="P13" style:family="paragraph" style:parent-style-name="Standard" style:list-style-name="L4">
      <style:paragraph-properties fo:line-height="150%" fo:text-align="justify" style:justify-single-word="false"/>
      <style:text-properties officeooo:paragraph-rsid="00225998"/>
    </style:style>
    <style:style style:name="P14" style:family="paragraph" style:parent-style-name="Standard">
      <style:paragraph-properties fo:margin-left="2.501cm" fo:margin-right="0cm" fo:line-height="150%" fo:text-align="justify" style:justify-single-word="false" fo:text-indent="0cm" style:auto-text-indent="false"/>
      <style:text-properties style:font-name="Courier" fo:font-size="11pt" fo:font-style="normal" fo:font-weight="normal" officeooo:rsid="001cc8a0" officeooo:paragraph-rsid="001cc8a0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margin-left="2.501cm" fo:margin-right="0cm" fo:line-height="150%" fo:text-align="justify" style:justify-single-word="false" fo:text-indent="0cm" style:auto-text-indent="false"/>
      <style:text-properties officeooo:paragraph-rsid="00225998"/>
    </style:style>
    <style:style style:name="T1" style:family="text">
      <style:text-properties officeooo:rsid="001ae363"/>
    </style:style>
    <style:style style:name="T2" style:family="text">
      <style:text-properties officeooo:rsid="001b770e"/>
    </style:style>
    <style:style style:name="T3" style:family="text">
      <style:text-properties officeooo:rsid="001cc8a0"/>
    </style:style>
    <style:style style:name="T4" style:family="text">
      <style:text-properties officeooo:rsid="001eb682"/>
    </style:style>
    <style:style style:name="T5" style:family="text">
      <style:text-properties officeooo:rsid="0020974f"/>
    </style:style>
    <style:style style:name="T6" style:family="text">
      <style:text-properties style:font-name="Courier" fo:font-size="11pt" fo:font-style="normal" fo:font-weight="normal" officeooo:rsid="001cc8a0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font-name="Courier" fo:font-size="11pt" fo:font-style="normal" fo:font-weight="normal" officeooo:rsid="001eb682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style:font-name="Courier" fo:font-size="11pt" fo:font-style="normal" fo:font-weight="normal" officeooo:rsid="0020974f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style:font-name="Courier" fo:font-size="11pt" fo:font-style="normal" fo:font-weight="normal" officeooo:rsid="00225998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officeooo:rsid="002382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ODEBOOK</text:span> – SIGNALS FROM SAMSUNG GALAXY S II (2012)</text:p>
      <text:p text:style-name="P3"/>
      <text:p text:style-name="P10">Raw <text:span text:style-name="T2">da</text:span>ta taken as input</text:p>
      <text:p text:style-name="P4">- X_test.txt</text:p>
      <text:p text:style-name="P4"><text:tab/>2947 <text:span text:style-name="T3">estimations</text:span> of 561 variables</text:p>
      <text:p text:style-name="P4">- X_train.txt</text:p>
      <text:p text:style-name="P4"><text:tab/>7352 <text:span text:style-name="T3">estimations</text:span> of 561 variables</text:p>
      <text:p text:style-name="P4">- features.txt</text:p>
      <text:p text:style-name="P4"><text:tab/>Names of the features observed (561)</text:p>
      <text:p text:style-name="P4">- subject_test.txt</text:p>
      <text:p text:style-name="P4"><text:tab/>Each row (2947) corresponds to the ID of the subject that was carrying <text:tab/>the cell phone and the correspondent <text:span text:style-name="T3">estimations</text:span> are reported in<text:tab/>X_test.txt <text:s/></text:p>
      <text:p text:style-name="P4">- subject_train.txt</text:p>
      <text:p text:style-name="P4"><text:tab/>Each row (7352) corresponds to the ID of the subject that was <text:tab/>carrying the cell phone and the correspondent <text:span text:style-name="T3">estimations</text:span> are <text:tab/>reported in X_train.txt </text:p>
      <text:p text:style-name="P4"/>
      <text:p text:style-name="P9">Introduction from the README.txt <text:span text:style-name="T10">and features_info.txt </text:span>provided by the original experiments [1]</text:p>
      <text:p text:style-name="P6">The experiments have been carried out with a group of 30 volunteers within an age bracket of 19-48 years. Each person performed six activities (WALKING, WALKING_UPSTAIRS, WALKING_DOWNSTAIRS, SITTING, STANDING, LAYING) wearing a smartphone (Samsung Galaxy S II) on the waist. Using its embedded accelerometer and gyroscope, we captured 3-axial linear acceleration and 3-axial angular velocity at a constant rate of 50Hz. The experiments have been video-recorded to label the data manually. The obtained dataset has been randomly partitioned into two sets, where 70% of the volunteers was selected for generating the training data and 30% the test data. </text:p>
      <text:p text:style-name="P6"/>
      <text:p text:style-name="P6"><text:tab/>The sensor signals (accelerometer and gyroscope) were pre-processed by applying noise filters and then sampled in fixed-width sliding windows of 2.56 sec and 50% overlap (128 readings/window). The sensor acceleration signal, which has gravitational and body motion components, was separated <text:soft-page-break/>using a Butterworth low-pass filter into body acceleration and gravity. The gravitational force is assumed to have only low frequency components, therefore a filter with 0.3 Hz cutoff frequency was used. From each window, a vector of features was obtained by calculating variables from the time and frequency domain. </text:p>
      <text:p text:style-name="P8"/>
      <text:p text:style-name="P8"><text:tab/>The features selected for this database come from the accelerometer and gyroscope 3-axial raw signals tAcc-XYZ and tGyro-XYZ. These time domain signals (prefix 't' to denote time) were captured at a constant rate of 50 Hz. Then they were filtered using a median filter and a 3rd order low pass Butterworth filter with a corner frequency of 20 Hz to remove noise. Similarly, the acceleration signal was then separated into body and gravity acceleration signals (tBodyAcc-XYZ and tGravityAcc-XYZ) using another low pass Butterworth filter with a corner frequency of 0.3 Hz. </text:p>
      <text:p text:style-name="P8"/>
      <text:p text:style-name="P8"><text:tab/>Subsequently, the body linear acceleration and angular velocity were derived in time to obtain Jerk signals (tBodyAccJerk-XYZ and tBodyGyroJerk-XYZ). Also the magnitude of these three-dimensional signals were calculated using the Euclidean norm (tBodyAccMag, tGravityAccMag, tBodyAccJerkMag, tBodyGyroMag, tBodyGyroJerkMag). </text:p>
      <text:p text:style-name="P8"/>
      <text:p text:style-name="P8"><text:tab/>Finally a Fast Fourier Transform (FFT) was applied to some of these signals producing fBodyAcc-XYZ, fBodyAccJerk-XYZ, fBodyGyro-XYZ, fBodyAccJerkMag, fBodyGyroMag, fBodyGyroJerkMag. (Note the 'f' to indicate frequency domain signals). </text:p>
      <text:p text:style-name="P8"/>
      <text:p text:style-name="P8"><text:tab/>These signals were used to estimate variables of the feature vector for each pattern: <text:s/>'-XYZ' is used to denote 3-axial signals in the X, Y and Z directions.</text:p>
      <text:p text:style-name="P8"/>
      <text:p text:style-name="P8">tBodyAcc-XYZ</text:p>
      <text:p text:style-name="P8">tGravityAcc-XYZ</text:p>
      <text:p text:style-name="P8">tBodyAccJerk-XYZ</text:p>
      <text:p text:style-name="P8">tBodyGyro-XYZ</text:p>
      <text:p text:style-name="P8"><text:soft-page-break/>tBodyGyroJerk-XYZ</text:p>
      <text:p text:style-name="P8">tBodyAccMag</text:p>
      <text:p text:style-name="P8">tGravityAccMag</text:p>
      <text:p text:style-name="P8">tBodyAccJerkMag</text:p>
      <text:p text:style-name="P8">tBodyGyroMag</text:p>
      <text:p text:style-name="P8">tBodyGyroJerkMag</text:p>
      <text:p text:style-name="P8">fBodyAcc-XYZ</text:p>
      <text:p text:style-name="P8">fBodyAccJerk-XYZ</text:p>
      <text:p text:style-name="P8">fBodyGyro-XYZ</text:p>
      <text:p text:style-name="P8">fBodyAccMag</text:p>
      <text:p text:style-name="P8">fBodyAccJerkMag</text:p>
      <text:p text:style-name="P8">fBodyGyroMag</text:p>
      <text:p text:style-name="P8">fBodyGyroJerkMag</text:p>
      <text:p text:style-name="P8"/>
      <text:p text:style-name="P8">The set of variables that were estimated from these signals are: </text:p>
      <text:p text:style-name="P8"/>
      <text:p text:style-name="P8">mean(): Mean value</text:p>
      <text:p text:style-name="P8">std(): Standard deviation</text:p>
      <text:p text:style-name="P8">mad(): Median absolute deviation </text:p>
      <text:p text:style-name="P8">max(): Largest value in array</text:p>
      <text:p text:style-name="P8">min(): Smallest value in array</text:p>
      <text:p text:style-name="P8">sma(): Signal magnitude area</text:p>
      <text:p text:style-name="P8">energy(): Energy measure. Sum of the squares divided by the number of values. </text:p>
      <text:p text:style-name="P8">iqr(): Interquartile range </text:p>
      <text:p text:style-name="P8">entropy(): Signal entropy</text:p>
      <text:p text:style-name="P8">arCoeff(): Autorregresion coefficients with Burg order equal to 4</text:p>
      <text:p text:style-name="P8">correlation(): correlation coefficient between two signals</text:p>
      <text:p text:style-name="P8">maxInds(): index of the frequency component with largest magnitude</text:p>
      <text:p text:style-name="P8">meanFreq(): Weighted average of the frequency components to obtain a mean frequency</text:p>
      <text:p text:style-name="P8">skewness(): skewness of the frequency domain signal </text:p>
      <text:p text:style-name="P8">kurtosis(): kurtosis of the frequency domain signal </text:p>
      <text:p text:style-name="P8">bandsEnergy(): Energy of a frequency interval within the 64 bins of the FFT <text:soft-page-break/>of each window.</text:p>
      <text:p text:style-name="P8">angle(): Angle between to vectors.</text:p>
      <text:p text:style-name="P8"/>
      <text:p text:style-name="P8">Additional vectors obtained by averaging the signals in a signal window sample. </text:p>
      <text:p text:style-name="P8">These are used on the angle() variable:</text:p>
      <text:p text:style-name="P8"/>
      <text:p text:style-name="P8">gravityMean</text:p>
      <text:p text:style-name="P8">tBodyAccMean</text:p>
      <text:p text:style-name="P8">tBodyAccJerkMean</text:p>
      <text:p text:style-name="P8">tBodyGyroMean</text:p>
      <text:p text:style-name="P8">tBodyGyroJerkMean</text:p>
      <text:p text:style-name="P8"/>
      <text:p text:style-name="P8">The complete list of variables of each feature vector is available in 'features.</text:p>
      <text:p text:style-name="P8">txt'</text:p>
      <text:p text:style-name="P11">Processing the data</text:p>
      <text:p text:style-name="P3">All <text:span text:style-name="T1">the estimations of the variables</text:span> <text:span text:style-name="T1">provided by the raw data we</text:span>re normalized and bounded within [-1,1], <text:span text:style-name="T5">and so must be the values reported in the TidyData.txt as they are an average (see the info below)</text:span>.</text:p>
      <text:p text:style-name="P7"/>
      <text:list xml:id="list5437897837624202569" text:style-name="L1">
        <text:list-item>
          <text:p text:style-name="P12"><text:span text:style-name="T6">The X_test.txt and X_train.txt data sets were merged in one data set, and every column was labeled with the name provided by the features.txt file.</text:span></text:p>
        </text:list-item>
        <text:list-item>
          <text:p text:style-name="P12"><text:span text:style-name="T6">As mentioned above, each of the 561 columns in the X_test.txt and X_train.txt data sets corresponds to an estimation. Two of these kind of estimations are the mean [mean()] and the standard deviation [std()], </text:span><text:span text:style-name="T7">which were extracted from the data set obtained from the last step, getting a total of 66 columns (33 for the mean and 33 for the standard deviation). The names of the columns were changed for a more readable fashion:</text:span></text:p>
        </text:list-item>
      </text:list>
      <text:p text:style-name="P14">- <text:span text:style-name="T5">Truncated words were completed</text:span></text:p>
      <text:p text:style-name="P14">- <text:span text:style-name="T5">f substituted by “Fourier”</text:span></text:p>
      <text:p text:style-name="P14">- <text:span text:style-name="T5">t substituted by “Time”</text:span></text:p>
      <text:p text:style-name="P15"><text:soft-page-break/><text:span text:style-name="T6">- “</text:span><text:span text:style-name="T8">Mean” or “SD” added at the start of the name, depending on the case</text:span></text:p>
      <text:list xml:id="list539260442256817248" text:style-name="L4">
        <text:list-item>
          <text:p text:style-name="P13"><text:span text:style-name="T8">Finally, each row was labeled with the corresponding subject who performed the activity, and the columns were averaged according to the subject. This output contains 30 rows (plus 1 with the names of the columns) each one corresponding to exactly 1 subject, and 66 columns (plus 1 indicating the subject ID). This is the TidyData.txt reported in the repository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21:04:03.364789427</meta:creation-date>
    <dc:title>Frontiers_Ensayo</dc:title>
    <meta:editing-duration>PT7H23M34S</meta:editing-duration>
    <meta:editing-cycles>8</meta:editing-cycles>
    <meta:generator>LibreOffice/4.3.3.2$Linux_X86_64 LibreOffice_project/430m0$Build-2</meta:generator>
    <dc:date>2015-03-21T02:28:33.856509340</dc:date>
    <meta:document-statistic meta:table-count="0" meta:image-count="0" meta:object-count="0" meta:page-count="5" meta:paragraph-count="72" meta:word-count="880" meta:character-count="5889" meta:non-whitespace-character-count="5054"/>
    <meta:template xlink:type="simple" xlink:actuate="onRequest" xlink:title="Frontiers_Ensayo" xlink:href="../../../../.config/libreoffice/4/user/template/Frontiers_Ensayo.ott" meta:date="2015-03-18T21:04:01.209286402"/>
  </office:meta>
</office:document-meta>
</file>